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8d400" officeooo:paragraph-rsid="0008d400"/>
    </style:style>
    <style:style style:name="P2" style:family="paragraph" style:parent-style-name="Standard">
      <style:text-properties officeooo:rsid="000a77fc" officeooo:paragraph-rsid="0008d400"/>
    </style:style>
    <style:style style:name="P3" style:family="paragraph" style:parent-style-name="Standard">
      <style:text-properties officeooo:rsid="000a77fc" officeooo:paragraph-rsid="000a77fc"/>
    </style:style>
    <style:style style:name="P4" style:family="paragraph" style:parent-style-name="Standard">
      <style:text-properties style:font-name="Chilanka" officeooo:rsid="0008d400" officeooo:paragraph-rsid="0008d400" style:font-name-complex="Chilanka"/>
    </style:style>
    <style:style style:name="P5" style:family="paragraph" style:parent-style-name="Standard">
      <style:text-properties style:font-name="Chilanka" officeooo:rsid="000b764f" officeooo:paragraph-rsid="000b764f" style:font-name-complex="Chilanka"/>
    </style:style>
    <style:style style:name="P6" style:family="paragraph" style:parent-style-name="Standard">
      <style:paragraph-properties fo:line-height="150%" fo:text-align="center" style:justify-single-word="false"/>
      <style:text-properties style:font-name="Chilanka" fo:font-style="italic" officeooo:rsid="000e26c5" officeooo:paragraph-rsid="000e26c5" style:font-style-asian="italic" style:font-name-complex="Chilanka" style:font-style-complex="italic"/>
    </style:style>
    <style:style style:name="P7" style:family="paragraph" style:parent-style-name="Standard">
      <style:paragraph-properties fo:line-height="150%" fo:text-align="center" style:justify-single-word="false"/>
      <style:text-properties fo:font-size="16pt" fo:font-weight="bold" officeooo:rsid="000e26c5" officeooo:paragraph-rsid="000e26c5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Rachana" fo:font-size="15pt" officeooo:rsid="000e26c5" officeooo:paragraph-rsid="000e26c5" style:font-size-asian="15pt" style:font-name-complex="Rachana" style:font-size-complex="15pt"/>
    </style:style>
    <style:style style:name="P9" style:family="paragraph" style:parent-style-name="Standard">
      <style:text-properties style:font-name="Chilanka" officeooo:rsid="0016fc13" officeooo:paragraph-rsid="0016fc13" style:font-name-complex="Chilanka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18d39c"/>
    </style:style>
    <style:style style:name="T1" style:family="text">
      <style:text-properties officeooo:rsid="000e26c5"/>
    </style:style>
    <style:style style:name="T2" style:family="text">
      <style:text-properties officeooo:rsid="000f9dc0"/>
    </style:style>
    <style:style style:name="T3" style:family="text">
      <style:text-properties style:font-name="Chilanka" officeooo:rsid="0008d400" style:font-name-complex="Chilanka"/>
    </style:style>
    <style:style style:name="T4" style:family="text">
      <style:text-properties style:font-name="Chilanka" officeooo:rsid="000f9dc0" style:font-name-complex="Chilanka"/>
    </style:style>
    <style:style style:name="T5" style:family="text">
      <style:text-properties style:font-name="Chilanka" officeooo:rsid="00113b20" style:font-name-complex="Chilanka"/>
    </style:style>
    <style:style style:name="T6" style:family="text">
      <style:text-properties style:font-name="Chilanka"/>
    </style:style>
    <style:style style:name="T7" style:family="text">
      <style:text-properties style:font-name="Chilanka" officeooo:rsid="000f9dc0" style:font-name-complex="Chilanka"/>
    </style:style>
    <style:style style:name="T8" style:family="text">
      <style:text-properties style:font-name="Chilanka" officeooo:rsid="00113b20" style:font-name-complex="Chilanka"/>
    </style:style>
    <style:style style:name="T9" style:family="text">
      <style:text-properties style:font-name="Chilanka" officeooo:rsid="00131b2c" style:font-name-complex="Chilanka"/>
    </style:style>
    <style:style style:name="T10" style:family="text">
      <style:text-properties style:font-name="Chilanka" officeooo:rsid="001482b1" style:font-name-complex="Chilanka"/>
    </style:style>
    <style:style style:name="T11" style:family="text">
      <style:text-properties style:font-name="Chilanka" officeooo:rsid="0016fc13" style:font-name-complex="Chilanka"/>
    </style:style>
    <style:style style:name="T12" style:family="text">
      <style:text-properties style:font-name="Chilanka" officeooo:rsid="0018d39c" style:font-name-complex="Chilank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ovt HS Charamangalam</text:p>
      <text:p text:style-name="P6">School Youth Festival 2017</text:p>
      <text:p text:style-name="P8">September 8,9</text:p>
      <text:p text:style-name="P4"/>
      <text:p text:style-name="P4"><text:span text:style-name="T1">Dear</text:span> ..........................................</text:p>
      <text:p text:style-name="P4"/>
      <text:p text:style-name="P10"><text:span text:style-name="T3"><text:tab/></text:span><text:span text:style-name="T4">Our school youth festival is scheduled on 8 and 9 September 2017 . <text:s/>School youth festival has a great role in developing </text:span><text:span text:style-name="T6">creativity </text:span><text:span text:style-name="T5">and</text:span><text:span text:style-name="T4"> cultural exposure </text:span><text:span text:style-name="T5">of </text:span><text:span text:style-name="T4">our children. <text:s/>So we have to encourage </text:span><text:span text:style-name="T11">them to develop their creativity through </text:span><text:span text:style-name="T4">healthy competition</text:span><text:span text:style-name="T9">s</text:span><text:span text:style-name="T4">. <text:s/></text:span><text:span text:style-name="T9">We request your</text:span><text:span text:style-name="T4"> presence, </text:span><text:span text:style-name="T11">help and cooperation </text:span><text:span text:style-name="T12">for</text:span><text:span text:style-name="T4"> </text:span><text:span text:style-name="T12">the school </text:span><text:span text:style-name="T4">youth festival</text:span><text:span text:style-name="T10">.</text:span><text:span text:style-name="T4"> </text:span></text:p>
      <text:p text:style-name="P9"/>
      <text:p text:style-name="P5">‌‌</text:p>
      <text:p text:style-name="P5"/>
      <text:p text:style-name="P5"><text:tab/><text:tab/><text:tab/><text:tab/><text:tab/><text:span text:style-name="T2">Thanking You</text:span></text:p>
      <text:p text:style-name="P5"/>
      <text:p text:style-name="P5"><text:span text:style-name="T2">Convener</text:span><text:tab/><text:tab/><text:tab/><text:tab/><text:tab/><text:tab/><text:tab/><text:tab/><text:tab/><text:span text:style-name="T2">Headmaster</text:span></text:p>
      <text:p text:style-name="P4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3">To 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1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1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1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1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0:37:09.255843194</meta:creation-date>
    <meta:editing-duration>PT12M33S</meta:editing-duration>
    <meta:editing-cycles>6</meta:editing-cycles>
    <meta:generator>LibreOffice/5.0.6.2$Linux_x86 LibreOffice_project/00m0$Build-2</meta:generator>
    <dc:date>2016-05-18T22:38:54.791453265</dc:date>
    <meta:document-statistic meta:table-count="0" meta:image-count="0" meta:object-count="0" meta:page-count="1" meta:paragraph-count="10" meta:word-count="72" meta:character-count="495" meta:non-whitespace-character-count="414"/>
  </office:meta>
</office:document-meta>
</file>